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Calibri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1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1"/>
    </style:style>
    <style:style style:name="P4" style:family="paragraph" style:parent-style-name="Standard">
      <style:paragraph-properties fo:text-align="justify" style:justify-single-word="false"/>
      <style:text-properties fo:color="#000000" style:font-name="Calibri1"/>
    </style:style>
    <style:style style:name="P5" style:family="paragraph" style:parent-style-name="Standard">
      <style:paragraph-properties fo:text-align="justify" style:justify-single-word="false"/>
      <style:text-properties style:font-name="Calibri1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libri1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1"/>
    </style:style>
    <style:style style:name="P8" style:family="paragraph" style:parent-style-name="Standard">
      <style:paragraph-properties fo:text-align="justify" style:justify-single-word="false"/>
      <style:text-properties style:font-name="Calibri1"/>
    </style:style>
    <style:style style:name="P9" style:family="paragraph" style:parent-style-name="Standard" style:list-style-name="L1">
      <style:paragraph-properties fo:margin-left="0cm" fo:margin-right="0.095cm" fo:text-align="justify" style:justify-single-word="false" fo:text-indent="0cm" style:auto-text-indent="false"/>
      <style:text-properties fo:color="#000000"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L7">
      <style:paragraph-properties fo:text-align="justify" style:justify-single-word="false"/>
      <style:text-properties style:font-name="Calibri1"/>
    </style:style>
    <style:style style:name="P12" style:family="paragraph" style:parent-style-name="Text_20_body" style:list-style-name="L4">
      <style:paragraph-properties fo:margin-top="0cm" fo:margin-bottom="0cm"/>
      <style:text-properties fo:color="#000000"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 style:list-style-name="L6">
      <style:paragraph-properties fo:margin-top="0cm" fo:margin-bottom="0cm"/>
      <style:text-properties style:font-name="Calibri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1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TE-RENDU</text:p>
      <text:p text:style-name="P2">De la réunion de Conseil Municipal</text:p>
      <text:p text:style-name="P2">Du 16 mars 2010</text:p>
      <text:p text:style-name="P2"/>
      <text:p text:style-name="P3">~~~~~~~~~~~~~~~</text:p>
      <text:p text:style-name="P3"/>
      <text:p text:style-name="P3"/>
      <text:p text:style-name="P3"/>
      <text:p text:style-name="P4">Le Conseil Municipal, réuni sous la présidence de Monsieur Jean-Luc PADIOLLEAU, maire :</text:p>
      <text:p text:style-name="P4"><text:span text:style-name="T2"/></text:p>
      <text:list xml:id="list30484507" text:style-name="L1">
        <text:list-item>
          <text:p text:style-name="P9">a approuvé le <text:span text:style-name="T3">Compte Administratif 2009 de la commune</text:span></text:p>
        </text:list-item>
        <text:list-item>
          <text:p text:style-name="P9">a approuvé le <text:span text:style-name="T3">Compte Administratif 2009 du service assainissement</text:span></text:p>
        </text:list-item>
        <text:list-item>
          <text:p text:style-name="P9">a approuvé le <text:span text:style-name="T3">Compte Administratif 2009 du lotissement communal <text:s/></text:span></text:p>
        </text:list-item>
        <text:list-item>
          <text:p text:style-name="P9">a autorisé le versement d'une s<text:span text:style-name="T3">ubvention à l'école de Neuillé-le-Lierre pour une classe de <text:tab/>Neige en 2010-2011</text:span></text:p>
        </text:list-item>
        <text:list-item>
          <text:p text:style-name="P9">a approuvé le tableau de classement des voies communales</text:p>
        </text:list-item>
        <text:list-item>
          <text:p text:style-name="P9">a décidé de déclarer non conformes les travaux effectués par un administré sur un chemin <text:tab/>appartenant au domaine privé de la commune et de dégager la commune de toute <text:tab/>responsabilité par rapport à ces travaux</text:p>
        </text:list-item>
        <text:list-item>
          <text:p text:style-name="P9">a autorisé de mettre à disposition un emplacement pour un distributeur de pizzas</text:p>
        </text:list-item>
        <text:list-item>
          <text:p text:style-name="P9">a autorisé la mise en place d'un périmètre de sécurité autour du château compte tenu de <text:tab/>sa dangerosité </text:p>
        </text:list-item>
        <text:list-item>
          <text:p text:style-name="P9">a pris connaissance des rapports de l'entreprise SOCOTEC concernant les installations <text:tab/>électriques des bâtiments communaux. Les travaux à faire seront effectués par un agent <text:tab/>technique </text:p>
        </text:list-item>
        <text:list-item>
          <text:p text:style-name="P9">a demandé qu'une étude d'impact sur l'environnement soit effectuée avant la vente d'un <text:s text:c="2"/><text:tab/>terrain où se situe l'antenne relai SFR.</text:p>
        </text:list-item>
      </text:list>
      <text:p text:style-name="P4"/>
      <text:p text:style-name="P4"/>
      <text:p text:style-name="P4"/>
      <text:p text:style-name="P10"/>
      <text:p text:style-name="P4">La prochaine réunion de Conseil est fixée au <text:span text:style-name="T1">mardi 30 mars à 18h 30 <text:s/></text:span>salle de la Mairie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Affiché le 24 mars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alibri" svg:font-family="Calibr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belle Derouet</meta:initial-creator>
    <meta:creation-date>2010-01-21T09:57:20.50</meta:creation-date>
    <meta:printed-by>Isabelle Derouet</meta:printed-by>
    <meta:print-date>2010-03-24T10:58:56.42</meta:print-date>
    <dc:date>2010-03-24T10:59:04.15</dc:date>
    <dc:creator>Isabelle Derouet</dc:creator>
    <meta:editing-duration>PT00H45M43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1" meta:paragraph-count="17" meta:word-count="222" meta:character-count="1340"/>
    <meta:user-defined meta:name="Info 1"/>
    <meta:user-defined meta:name="Info 2"/>
    <meta:user-defined meta:name="Info 3"/>
    <meta:user-defined meta:name="Info 4"/>
  </office:meta>
</office:document-meta>
</file>